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Entrez une coordonnée entre 0 et 40 <text:s text:c="6"/>Donnez le numéro de collonne et de ligne: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Entrez une coordonnée entre 0 et 40 <text:s text:c="6"/>Donnez le numéro de collonne et de ligne: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Entrez une coordonnée entre 0 et 40 <text:s text:c="6"/>Donnez le numéro de collonne et de ligne: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</text:p>
          </table:table-cell>
          <table:table-cell table:style-name="ce9" office:value-type="string" calcext:value-type="string">
            <text:p>Passe a la suite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9" office:value-type="string" calcext:value-type="string">
            <text:p>Affiche : XXO avant de bien avancer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Entrez une coordonnée entre 0 et 40 <text:s text:c="6"/>Donnez le numéro de collonne et de ligne: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Entrez une coordonnée entre 0 et 40 <text:s text:c="6"/>Donnez le numéro de collonne et de ligne: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Entrez une coordonnée entre 0 et 40 <text:s text:c="6"/>Donnez le numéro de collonne et de ligne: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9" office:value-type="string" calcext:value-type="string">
            <text:p>l’écran s’efface et le serpent avance</text:p>
          </table:table-cell>
          <table:table-cell table:style-name="ce13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25T16:24:25.341781012</dc:date>
    <meta:editing-duration>PT1H9M3S</meta:editing-duration>
    <meta:editing-cycles>15</meta:editing-cycles>
    <meta:document-statistic meta:table-count="2" meta:cell-count="67" meta:object-count="0"/>
  </office:meta>
</office:document-meta>
</file>